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90000013826BF554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21cm" svg:height="11.006cm" svg:x="2.439cm" svg:y="9.346cm">
          <draw:image xlink:href="Pictures/10000000000001C90000013826BF5543.png" xlink:type="simple" xlink:show="embed" xlink:actuate="onLoad">
            <text:p/>
          </draw:image>
        </draw:frame>
        <draw:custom-shape draw:style-name="gr2" draw:text-style-name="P1" draw:layer="layout" svg:width="3.3cm" svg:height="1.2cm" svg:x="8.3cm" svg:y="1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3cm" svg:x="2.7cm" svg:y="10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5T22:53:18</dc:date>
    <dc:creator>Rakhi </dc:creator>
    <meta:document-statistic meta:object-count="3"/>
    <meta:generator>LibreOffice/3.5$Linux_x86 LibreOffice_project/350m1$Build-2</meta:generator>
  </office:meta>
</office:document-meta>
</file>